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wiss" style:font-pitch="variable"/>
    <style:font-face style:name="Segoe UI Black" svg:font-family="'Segoe UI Black'" style:font-adornments="Italic" style:font-family-generic="swiss"/>
  </office:font-face-decls>
  <office:automatic-styles>
    <style:style style:name="swcatable" style:family="table">
      <style:table-properties style:width="3.5in" fo:margin-left="0in" fo:margin-right="0.0285in" table:align="margins" fo:background-color="transparent">
        <style:background-image/>
      </style:table-properties>
    </style:style>
    <style:style style:name="swcatable.A" style:family="table-column">
      <style:table-column-properties style:column-width="2.75in" style:rel-column-width="51491*"/>
    </style:style>
    <style:style style:name="swcatable.B" style:family="table-column">
      <style:table-column-properties style:column-width="0.75in" style:rel-column-width="14044*"/>
    </style:style>
    <style:style style:name="swcatable.1" style:family="table-row">
      <style:table-row-properties fo:background-color="transparent" fo:keep-together="always">
        <style:background-image/>
      </style:table-row-properties>
    </style:style>
    <style:style style:name="swcatable.A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swcatable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9" style:family="table-cell">
      <style:table-cell-properties style:vertical-align="middle"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swcatable.B9" style:family="table-cell">
      <style:table-cell-properties style:vertical-align="middle" fo:background-color="#b2b2b2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bmptable" style:family="table">
      <style:table-properties style:width="3.1875in" fo:margin-left="0.1847in" fo:break-before="column" table:align="left" fo:background-color="transparent">
        <style:background-image/>
      </style:table-properties>
    </style:style>
    <style:style style:name="bmptable.A" style:family="table-column">
      <style:table-column-properties style:column-width="2.4375in"/>
    </style:style>
    <style:style style:name="bmptable.B" style:family="table-column">
      <style:table-column-properties style:column-width="0.75in"/>
    </style:style>
    <style:style style:name="bmptable.1" style:family="table-row">
      <style:table-row-properties fo:background-color="transparent">
        <style:background-image/>
      </style:table-row-properties>
    </style:style>
    <style:style style:name="bmptable.A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bmptable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9" style:family="table-cell">
      <style:table-cell-properties style:vertical-align="middle"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bmptable.B9" style:family="table-cell">
      <style:table-cell-properties style:vertical-align="middle" fo:background-color="#b2b2b2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1" style:family="table-row">
      <style:table-row-properties style:min-row-height="0.2556in"/>
    </style:style>
    <style:style style:name="Table4.A1" style:family="table-cell">
      <style:table-cell-properties style:vertical-align="middle"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0.9368in" style:rel-column-width="8865*"/>
    </style:style>
    <style:style style:name="Table5.B" style:family="table-column">
      <style:table-column-properties style:column-width="4.0625in" style:rel-column-width="38445*"/>
    </style:style>
    <style:style style:name="Table5.C" style:family="table-column">
      <style:table-column-properties style:column-width="0.6819in" style:rel-column-width="6453*"/>
    </style:style>
    <style:style style:name="Table5.D" style:family="table-column">
      <style:table-column-properties style:column-width="1.2438in" style:rel-column-width="11772*"/>
    </style:style>
    <style:style style:name="Table5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style:vertical-align="middle" fo:padding="0.0382in" fo:border="0.05pt solid #000000"/>
    </style:style>
    <style:style style:name="Table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style:vertical-align="middle" fo:padding="0.0382in" fo:border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0.9375in" style:rel-column-width="8872*"/>
    </style:style>
    <style:style style:name="Table7.B" style:family="table-column">
      <style:table-column-properties style:column-width="4.0625in" style:rel-column-width="38445*"/>
    </style:style>
    <style:style style:name="Table7.C" style:family="table-column">
      <style:table-column-properties style:column-width="0.6819in" style:rel-column-width="6453*"/>
    </style:style>
    <style:style style:name="Table7.D" style:family="table-column">
      <style:table-column-properties style:column-width="1.2431in" style:rel-column-width="11765*"/>
    </style:style>
    <style:style style:name="Table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style:vertical-align="middle" fo:padding="0.0382in" fo:border="0.05pt solid #000000"/>
    </style:style>
    <style:style style:name="Table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style:vertical-align="middle"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1" style:family="table-row">
      <style:table-row-properties style:min-row-height="0.4965in"/>
    </style:style>
    <style:style style:name="Table2.A1" style:family="table-cell">
      <style:table-cell-properties style:vertical-align=""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1" style:family="table-row">
      <style:table-row-properties style:min-row-height="0.5049in"/>
    </style:style>
    <style:style style:name="Table3.A1" style:family="table-cell">
      <style:table-cell-properties fo:padding="0.0382in" fo:border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1" style:family="table-row">
      <style:table-row-properties style:min-row-height="0.5049in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1.6826in" style:rel-column-width="15923*"/>
    </style:style>
    <style:style style:name="Table11.B" style:family="table-column">
      <style:table-column-properties style:column-width="5.2424in" style:rel-column-width="49612*"/>
    </style:style>
    <style:style style:name="Table11.1" style:family="table-row">
      <style:table-row-properties style:min-row-height="0.3125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P1" style:family="paragraph" style:parent-style-name="Standard">
      <style:text-properties officeooo:paragraph-rsid="000f1584"/>
    </style:style>
    <style:style style:name="P2" style:family="paragraph" style:parent-style-name="Standard">
      <style:paragraph-properties fo:break-before="column"/>
      <style:text-properties officeooo:paragraph-rsid="000f1584"/>
    </style:style>
    <style:style style:name="P3" style:family="paragraph" style:parent-style-name="Standard">
      <style:paragraph-properties fo:break-before="column"/>
      <style:text-properties officeooo:paragraph-rsid="00105d80"/>
    </style:style>
    <style:style style:name="P4" style:family="paragraph" style:parent-style-name="Standard">
      <style:text-properties officeooo:paragraph-rsid="00106f4c"/>
    </style:style>
    <style:style style:name="P5" style:family="paragraph" style:parent-style-name="Table_20_Contents">
      <style:paragraph-properties fo:text-align="center" style:justify-single-word="false"/>
      <style:text-properties style:font-name="Segoe UI" fo:font-size="8pt" officeooo:rsid="000f1584" officeooo:paragraph-rsid="00106f4c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style:font-name="Segoe UI" fo:font-size="8pt" officeooo:rsid="000f1584" officeooo:paragraph-rsid="002276d1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style:font-name="Segoe UI" fo:font-size="8pt" officeooo:paragraph-rsid="00106f4c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Segoe UI" fo:font-size="8pt" officeooo:rsid="00105d80" officeooo:paragraph-rsid="00106f4c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style:font-name="Segoe UI" fo:font-size="8pt" officeooo:rsid="0010e96f" officeooo:paragraph-rsid="0010e96f" style:font-size-asian="8pt" style:font-size-complex="8pt"/>
    </style:style>
    <style:style style:name="P10" style:family="paragraph" style:parent-style-name="Table_20_Contents">
      <style:paragraph-properties fo:text-align="center" style:justify-single-word="false"/>
      <style:text-properties style:font-name="Segoe UI" fo:font-size="8pt" officeooo:rsid="001dc81d" officeooo:paragraph-rsid="001dc81d" style:font-size-asian="8pt" style:font-size-complex="8pt"/>
    </style:style>
    <style:style style:name="P11" style:family="paragraph" style:parent-style-name="Table_20_Contents">
      <style:paragraph-properties fo:text-align="center" style:justify-single-word="false"/>
      <style:text-properties style:font-name="Segoe UI" fo:font-size="8pt" officeooo:rsid="001dc81d" officeooo:paragraph-rsid="002276d1" style:font-size-asian="8pt" style:font-size-complex="8pt"/>
    </style:style>
    <style:style style:name="P12" style:family="paragraph" style:parent-style-name="Table_20_Contents">
      <style:paragraph-properties fo:text-align="center" style:justify-single-word="false"/>
      <style:text-properties style:font-name="Segoe UI" fo:font-size="8pt" officeooo:rsid="001e6e3c" officeooo:paragraph-rsid="001f4e2e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style:font-name="Segoe UI" fo:font-size="8pt" officeooo:rsid="001f4e2e" officeooo:paragraph-rsid="001f4e2e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style:font-name="Segoe UI" fo:font-size="8pt" officeooo:rsid="001f4e2e" officeooo:paragraph-rsid="00208de1" style:font-size-asian="8pt" style:font-size-complex="8pt"/>
    </style:style>
    <style:style style:name="P15" style:family="paragraph" style:parent-style-name="Standard">
      <style:text-properties officeooo:paragraph-rsid="000ef2a2"/>
    </style:style>
    <style:style style:name="P16" style:family="paragraph" style:parent-style-name="Standard">
      <style:paragraph-properties fo:break-before="page"/>
      <style:text-properties officeooo:rsid="001bf7af" officeooo:paragraph-rsid="001bf7af"/>
    </style:style>
    <style:style style:name="P17" style:family="paragraph" style:parent-style-name="Standard">
      <style:text-properties officeooo:rsid="001bf7af" officeooo:paragraph-rsid="001bf7af"/>
    </style:style>
    <style:style style:name="P18" style:family="paragraph" style:parent-style-name="Standard">
      <style:paragraph-properties fo:break-before="page"/>
      <style:text-properties officeooo:rsid="001bf7af" officeooo:paragraph-rsid="0027b062"/>
    </style:style>
    <style:style style:name="P19" style:family="paragraph" style:parent-style-name="Standard">
      <style:text-properties officeooo:rsid="001bf7af" officeooo:paragraph-rsid="0027b062"/>
    </style:style>
    <style:style style:name="P20" style:family="paragraph" style:parent-style-name="Standard">
      <style:text-properties fo:font-size="8pt" officeooo:rsid="001bf7fe" officeooo:paragraph-rsid="001bf7fe" style:font-size-asian="7pt" style:font-size-complex="8pt"/>
    </style:style>
    <style:style style:name="P21" style:family="paragraph" style:parent-style-name="Standard">
      <style:paragraph-properties fo:text-align="start" style:justify-single-word="false"/>
      <style:text-properties fo:font-size="8pt" officeooo:rsid="001bf7fe" officeooo:paragraph-rsid="0027b062" style:font-size-asian="7pt" style:font-size-complex="8pt"/>
    </style:style>
    <style:style style:name="P22" style:family="paragraph" style:parent-style-name="Table_20_Contents">
      <style:paragraph-properties fo:text-align="start" style:justify-single-word="false"/>
      <style:text-properties fo:font-size="8pt" officeooo:rsid="0027b062" officeooo:paragraph-rsid="0027b062" style:font-size-asian="7pt" style:font-size-complex="8pt"/>
    </style:style>
    <style:style style:name="P23" style:family="paragraph" style:parent-style-name="Table_20_Contents">
      <style:paragraph-properties fo:text-align="start" style:justify-single-word="false"/>
      <style:text-properties fo:font-size="8pt" officeooo:rsid="0027b062" officeooo:paragraph-rsid="00325fd4" style:font-size-asian="7pt" style:font-size-complex="8pt"/>
    </style:style>
    <style:style style:name="P24" style:family="paragraph" style:parent-style-name="Table_20_Contents">
      <style:paragraph-properties fo:text-align="center" style:justify-single-word="false"/>
      <style:text-properties fo:font-size="8pt" officeooo:rsid="0027b062" officeooo:paragraph-rsid="0027b062" style:font-size-asian="7pt" style:font-size-complex="8pt"/>
    </style:style>
    <style:style style:name="P25" style:family="paragraph" style:parent-style-name="Table_20_Contents">
      <style:paragraph-properties fo:text-align="center" style:justify-single-word="false"/>
      <style:text-properties fo:font-size="8pt" officeooo:rsid="001f4e2e" officeooo:paragraph-rsid="002276d1" style:font-size-asian="8pt" style:font-size-complex="8pt"/>
    </style:style>
    <style:style style:name="P26" style:family="paragraph" style:parent-style-name="Table_20_Contents">
      <style:paragraph-properties fo:text-align="center" style:justify-single-word="false"/>
      <style:text-properties fo:font-size="8pt" officeooo:rsid="00208de1" officeooo:paragraph-rsid="00208de1" style:font-size-asian="8pt" style:font-size-complex="8pt"/>
    </style:style>
    <style:style style:name="P27" style:family="paragraph" style:parent-style-name="Standard">
      <style:paragraph-properties fo:text-align="center" style:justify-single-word="false"/>
      <style:text-properties fo:font-size="10pt" officeooo:rsid="001bf7fe" officeooo:paragraph-rsid="001bf7fe" style:font-size-asian="10pt" style:font-size-complex="10pt"/>
    </style:style>
    <style:style style:name="P28" style:family="paragraph" style:parent-style-name="Standard">
      <style:paragraph-properties fo:text-align="start" style:justify-single-word="false"/>
      <style:text-properties officeooo:paragraph-rsid="001bf7fe"/>
    </style:style>
    <style:style style:name="P29" style:family="paragraph" style:parent-style-name="Table_20_Contents">
      <style:paragraph-properties fo:text-align="start" style:justify-single-word="false"/>
    </style:style>
    <style:style style:name="P30" style:family="paragraph" style:parent-style-name="Standard">
      <style:paragraph-properties fo:text-align="start" style:justify-single-word="false"/>
      <style:text-properties officeooo:paragraph-rsid="002d68f2"/>
    </style:style>
    <style:style style:name="P31" style:family="paragraph" style:parent-style-name="Standard">
      <style:paragraph-properties fo:text-align="start" style:justify-single-word="false"/>
      <style:text-properties officeooo:paragraph-rsid="0041a5f4"/>
    </style:style>
    <style:style style:name="P32" style:family="paragraph" style:parent-style-name="Table_20_Contents">
      <style:paragraph-properties fo:text-align="center" style:justify-single-word="false"/>
      <style:text-properties officeooo:rsid="0028928b" officeooo:paragraph-rsid="0028928b"/>
    </style:style>
    <style:style style:name="P33" style:family="paragraph">
      <style:paragraph-properties fo:text-align="center"/>
      <style:text-properties style:text-line-through-style="none" style:text-line-through-type="none" fo:font-style="normal" style:text-underline-style="none"/>
    </style:style>
    <style:style style:name="P34" style:family="paragraph">
      <style:paragraph-properties fo:text-align="start"/>
      <style:text-properties fo:font-size="8pt"/>
    </style:style>
    <style:style style:name="P35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36" style:family="paragraph">
      <style:paragraph-properties fo:text-align="start"/>
    </style:style>
    <style:style style:name="P37" style:family="paragraph">
      <style:paragraph-properties fo:text-align="start"/>
      <style:text-properties fo:font-size="10pt" fo:font-weight="bold"/>
    </style:style>
    <style:style style:name="P38" style:family="paragraph">
      <style:paragraph-properties fo:text-align="start"/>
      <style:text-properties style:font-name="Segoe UI Black" fo:font-size="14pt" fo:font-style="normal" fo:font-weight="900"/>
    </style:style>
    <style:style style:name="P39" style:family="paragraph">
      <style:paragraph-properties fo:text-align="center"/>
    </style:style>
    <style:style style:name="T1" style:family="text">
      <style:text-properties officeooo:rsid="001dc81d"/>
    </style:style>
    <style:style style:name="T2" style:family="text">
      <style:text-properties officeooo:rsid="0050cead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padding="0.0591in" fo:border="none" draw:wrap-influence-on-position="once-concurrent" loext:allow-overlap="tru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graphic-properties>
    </style:style>
    <style:style style:name="gr1" style:family="graphic">
      <style:graphic-properties draw:textarea-vertical-align="middle" fo:border="soli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fo:border="soli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5" style:family="graphic" style:data-style-name="C10107">
      <style:graphic-properties fo:border="solid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fo:border="solid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fo:border="soli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 style:data-style-name="C37">
      <style:graphic-properties fo:border="soli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textarea-vertical-align="top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textarea-vertical-align="top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date-style style:name="C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date-style style:name="C10107" number:language="de" number:country="DE">
      <number:day/>
      <number:text>-</number:text>
      <number:month/>
      <number:text>-</number:text>
      <number:year/>
    </number:date-style>
  </office:automatic-styles>
  <office:body>
    <office:text text:use-soft-page-breaks="true">
      <office:forms form:automatic-focus="false" form:apply-design-mode="false">
        <form:form form:name="Form" form:command="biblio" form:datasource="Bibliography" form:apply-filter="true" form:command-type="table" form:navigation-mode="non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  <form:fixed-text form:name="projectdescriptionlabel" form:control-implementation="ooo:com.sun.star.form.component.FixedText" xml:id="control1" form:id="control1" form:label="Project Description"/>
          <form:textarea form:name="projectdescriptiontextbox" form:control-implementation="ooo:com.sun.star.form.component.TextField" xml:id="control2" form:id="control2" form:max-length="100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fixed-text form:name="contractnumberlabel" form:control-implementation="ooo:com.sun.star.form.component.FixedText" xml:id="control3" form:id="control3" form:label="Contract Number/CO/RTE/PM"/>
          <form:listbox form:name="wdidtextbox" form:control-implementation="ooo:com.sun.star.form.component.ListBox" xml:id="control4" form:id="control4" form:dropdown="true" form:size="4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Select One"/>
            <form:option form:label="Entry 1"/>
            <form:option form:label="Entry 2"/>
            <form:option form:label="Entry 3"/>
            <form:option form:label="etc."/>
          </form:listbox>
          <form:fixed-text form:name="headerpart1" form:control-implementation="ooo:com.sun.star.form.component.FixedText" xml:id="control5" form:id="control5" form:label="STATE OF CALIFORNIA DEPARTMENT OF TRANSPORTATION"/>
          <form:fixed-text form:name="Label Field 2" form:control-implementation="ooo:com.sun.star.form.component.FixedText" xml:id="control6" form:id="control6" form:label="PROJECT CONSTRUCTION STORMWATER REVIEW REPORT"/>
          <form:fixed-text form:name="Label Field 1" form:control-implementation="ooo:com.sun.star.form.component.FixedText" xml:id="control7" form:id="control7" form:label="ENV-WQP-0003 (Revised 10/2015)"/>
          <form:text form:name="contractnumbertextbox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districttextbox" form:control-implementation="ooo:com.sun.star.form.component.ListBox" xml:id="control9" form:id="control9" form:dropdown="true" form:size="13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Select"/>
            <form:option form:label="01"/>
            <form:option form:label="02"/>
            <form:option form:label="03"/>
            <form:option form:label="04"/>
            <form:option form:label="05"/>
            <form:option form:label="06"/>
            <form:option form:label="07"/>
            <form:option form:label="08"/>
            <form:option form:label="09"/>
            <form:option form:label="10"/>
            <form:option form:label="11"/>
            <form:option form:label="12"/>
            <form:option form:label="13"/>
          </form:listbox>
          <form:text form:name="projectnametextbox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districtlabel" form:control-implementation="ooo:com.sun.star.form.component.FixedText" xml:id="control11" form:id="control11" form:label="District"/>
          <form:fixed-text form:name="keypersonnellabel" form:control-implementation="ooo:com.sun.star.form.component.FixedText" xml:id="control12" form:id="control12" form:label="Key Personnel"/>
          <form:fixed-text form:name="wdidnumberlabel" form:control-implementation="ooo:com.sun.star.form.component.FixedText" xml:id="control13" form:id="control13" form:label="WDID Number"/>
          <form:fixed-text form:name="iqareviewerlabel" form:control-implementation="ooo:com.sun.star.form.component.FixedText" xml:id="control14" form:id="control14" form:label="IQA Reviewer"/>
          <form:text form:name="iqareviewertextbox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viewdatetextbox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sidentengineertextbox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phonenumbertextbox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rephonenumberlabel" form:control-implementation="ooo:com.sun.star.form.component.FixedText" xml:id="control19" form:id="control19" form:label="RE Phone Number"/>
          <form:text form:name="constructioncompanytextbox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wpcmlabel" form:control-implementation="ooo:com.sun.star.form.component.FixedText" xml:id="control21" form:id="control21" form:label="Water Pollution Control Manager (WPCM)"/>
          <form:fixed-text form:name="siteconditionslabel" form:control-implementation="ooo:com.sun.star.form.component.FixedText" xml:id="control22" form:id="control22" form:label="Site Conditions"/>
          <form:listbox form:name="projectriskleveltextbox" form:control-implementation="ooo:com.sun.star.form.component.ListBox" xml:id="control23" form:id="control23" form:dropdown="true" form:size="4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1"/>
            <form:option form:label="2"/>
            <form:option form:label="3"/>
            <form:option form:label="Tahoe"/>
          </form:listbox>
          <form:fixed-text form:name="constructioncompanylabel" form:control-implementation="ooo:com.sun.star.form.component.FixedText" xml:id="control24" form:id="control24" form:label="Construction Company"/>
          <form:fixed-text form:name="weatherconditionslabel" form:control-implementation="ooo:com.sun.star.form.component.FixedText" xml:id="control25" form:id="control25" form:label="Weather Conditions"/>
          <form:fixed-text form:name="projectrisklevellabel" form:control-implementation="ooo:com.sun.star.form.component.FixedText" xml:id="control26" form:id="control26" form:label="Project Risk Level / Tahoe CGP"/>
          <form:text form:name="weatherconditionstextbox" form:control-implementation="ooo:com.sun.star.form.component.TextField" xml:id="control27" form:id="control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ceivingwaterbodytextbox" form:control-implementation="ooo:com.sun.star.form.component.TextField" xml:id="control28" form:id="control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receivingwaterbodylabel" form:control-implementation="ooo:com.sun.star.form.component.FixedText" xml:id="control29" form:id="control29" form:label="Receiving Water Body (S)"/>
          <form:text form:name="percentcompletetextbox" form:control-implementation="ooo:com.sun.star.form.component.TextField" xml:id="control30" form:id="control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percentcompletelabel" form:control-implementation="ooo:com.sun.star.form.component.FixedText" xml:id="control31" form:id="control31" form:label="Percent Complete By Time"/>
          <form:fixed-text form:name="totaldsalabel" form:control-implementation="ooo:com.sun.star.form.component.FixedText" xml:id="control32" form:id="control32" form:label="Total Disturbed Soil Area (DSA) (Acres)"/>
          <form:text form:name="totaldsatextbox" form:control-implementation="ooo:com.sun.star.form.component.TextField" xml:id="control33" form:id="control3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ctivedsatextbox" form:control-implementation="ooo:com.sun.star.form.component.TextField" xml:id="control34" form:id="control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nactivedsatextbox" form:control-implementation="ooo:com.sun.star.form.component.TextField" xml:id="control35" form:id="control3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activedsalabel" form:control-implementation="ooo:com.sun.star.form.component.FixedText" xml:id="control36" form:id="control36" form:label="Active DSA (Acres)"/>
          <form:fixed-text form:name="inactivedsalabel" form:control-implementation="ooo:com.sun.star.form.component.FixedText" xml:id="control37" form:id="control37" form:label="Inactive DSA (Acres)"/>
          <form:fixed-text form:name="regulatorystatuslabel" form:control-implementation="ooo:com.sun.star.form.component.FixedText" xml:id="control38" form:id="control38" form:label="Regulatory Status"/>
          <form:listbox form:name="swppptextbox" form:control-implementation="ooo:com.sun.star.form.component.ListBox" xml:id="control39" form:id="control39" form:dropdown="true" form:size="3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None"/>
            <form:option form:label="SWPPP"/>
            <form:option form:label="WPCP"/>
          </form:listbox>
          <form:fixed-text form:name="swppplabel" form:control-implementation="ooo:com.sun.star.form.component.FixedText" xml:id="control40" form:id="control40" form:label="SWPPP or WPCP"/>
          <form:fixed-text form:name="rwqcblabel" form:control-implementation="ooo:com.sun.star.form.component.FixedText" xml:id="control41" form:id="control41" form:label="RWQCB (S)"/>
          <form:fixed-text form:name="projectnamelabel" form:control-implementation="ooo:com.sun.star.form.component.FixedText" xml:id="control42" form:id="control42" form:label="Project Name"/>
          <form:fixed-text form:name="reviewreportsummarylabel" form:control-implementation="ooo:com.sun.star.form.component.FixedText" xml:id="control43" form:id="control43" form:label="Review Report Summary"/>
          <form:text form:name="reviewparticipantstextbox" form:control-implementation="ooo:com.sun.star.form.component.TextField" xml:id="control44" form:id="control4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pcmtextbox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residentengineerlabel" form:control-implementation="ooo:com.sun.star.form.component.FixedText" xml:id="control46" form:id="control46" form:label="Resident Engineer (RE)"/>
          <form:fixed-text form:name="reviewdatelabel" form:control-implementation="ooo:com.sun.star.form.component.FixedText" xml:id="control47" form:id="control47" form:label="Review Date"/>
          <form:listbox form:name="rwqcbtextbox" form:control-implementation="ooo:com.sun.star.form.component.ListBox" xml:id="control48" form:id="control48" form:dropdown="true" form:size="1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North Coast - Region 1" form:value="North Coast - Region 1"/>
            <form:option form:label="San Francisco - Region 2" form:value="San Francisco - Region 2"/>
            <form:option form:label="Central Coast - Region 3" form:value="Central Coast - Region 3"/>
            <form:option form:label="Los Angeles - Region 4" form:value="Los Angeles - Region 4"/>
            <form:option form:label="Central Valley - Region 5 Sacramento" form:value="Central Valley - Region 5 Sacramento"/>
            <form:option form:label="Central Valley - Region 5 Fresno" form:value="Central Valley - Region 5 Fresno"/>
            <form:option form:label="Central Valley - Region 5 Redding" form:value="Central Valley - Region 5 Redding"/>
            <form:option form:label="Lahontan - Region 6 South Lake Tahoe" form:value="Lahontan - Region 6 South Lake Tahoe"/>
            <form:option form:label="Lahontan - Region 6 Vacaville" form:value="Lahontan - Region 6 Vacaville"/>
            <form:option form:label="Colorado River - Region 7" form:value="Colorado River - Region 7"/>
            <form:option form:label="Santa Ana - Region 8" form:value="Santa Ana - Region 8"/>
            <form:option form:label="San Diego - Region 9" form:value="San Diego - Region 9"/>
          </form:listbox>
          <form:listbox form:name="List Box 1" form:control-implementation="ooo:com.sun.star.form.component.ListBox" xml:id="control49" form:id="control49" form:dropdown="true" form:size="14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None"/>
            <form:option form:label="California Coastal Commission - Coastal Development Permit"/>
            <form:option form:label="California Department of Fish and Wildlife - California ESA Incidental Take Permit"/>
            <form:option form:label="California Department of Fish and Wildlife Service - California Fish and Game Code Section 1602 Lake or Streambed Alteration Agreement"/>
            <form:option form:label="California Resources Agency - Flood Protection Board Encroachment Permit"/>
            <form:option form:label="California RWQCB - Federal CWA Section 401 Water Quality Certification"/>
            <form:option form:label="California RWQCB - Waste Discharge Requirements for Dewatering and Other Low Threat Discharges to Surface Waters"/>
            <form:option form:label="California State Lands Commission - PRC 1766.9 Public Agency Lease Agreement"/>
            <form:option form:label="California SWRCB - Statewide General WDRs for Discharges to Land with a Low Threat to Water Quality"/>
            <form:option form:label="San Francisco Bay Conservation and Development Commission - San Francisco Bay Conservation and Development Permit"/>
            <form:option form:label="U.S. Army Corps of Engineer - Federal CWA Section 404 Dredge and Fill Permit"/>
            <form:option form:label="U.S. Fish and Wildlife Service - Federal ESA Section 7 - Biological Opinion for flora and fauna"/>
            <form:option form:label="U.S. National Marine Fisheries Service - Federal ESA Section 7 - Biological Opinion for fisheries"/>
            <form:option form:label="Other (Indicate other Stormwater related PLACS)"/>
          </form:listbox>
          <form:fixed-text form:name="placslabel" form:control-implementation="ooo:com.sun.star.form.component.FixedText" xml:id="control50" form:id="control50" form:label="PLACS (Permits, Licenses, Agreements, Certifications) Specifying Temporary BMP Requirements"/>
          <form:listbox form:name="List Box 2" form:control-implementation="ooo:com.sun.star.form.component.ListBox" xml:id="control51" form:id="control51" form:dropdown="true" form:size="20" form:data-field="Group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Yes" form:value="Yes"/>
            <form:option form:label="No" form:value="No"/>
          </form:listbox>
          <form:textarea form:name="Text Box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  <text:p/>
          </form:textarea>
          <form:textarea form:name="Text Box 2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  <text:p/>
          </form:textarea>
          <form:listbox form:name="List Box 3" form:control-implementation="ooo:com.sun.star.form.component.ListBox" xml:id="control54" form:id="control54" form:dropdown="true" form:size="20" form:data-field="Group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Yes" form:value="Yes"/>
            <form:option form:label="No" form:value="No"/>
          </form:listbox>
          <form:textarea form:name="Text Box 3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  <text:p/>
          </form:textarea>
          <form:textarea form:name="Text Box 4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  <text:p/>
          </form:textarea>
          <form:text form:name="Text Box 5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Text Box 6" form:control-implementation="ooo:com.sun.star.form.component.ListBox" xml:id="control58" form:id="control58" form:dropdown="true" form:size="6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Active Treatment Systems"/>
            <form:option form:label="Monitoring and Reporting"/>
            <form:option form:label="Plans and Permits"/>
            <form:option form:label="SMARTS"/>
            <form:option form:label="Tahoe CGP - Specific Requirements"/>
            <form:option form:label="Training"/>
          </form:listbox>
          <form:text form:name="Text Box 7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ext Box 9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  <text:p/>
          </form:textarea>
          <form:date form:name="Date Field 1" form:control-implementation="ooo:com.sun.star.form.component.DateField" xml:id="control61" form:id="control61" form:min-value="1800-01-01" form:data-field="DateGroup" form:input-required="tru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MouseWheelBehavior" office:value-type="float" office:value="0"/>
              <form:property form:property-name="ObjIDinMSO" office:value-type="float" office:value="65535"/>
              <form:property form:property-name="Text" office:value-type="string" office:string-value="10/23/21"/>
            </form:properties>
          </form:date>
          <form:date form:name="Date Field 1" form:control-implementation="ooo:com.sun.star.form.component.DateField" xml:id="control62" form:id="control62" form:min-value="1800-01-01" form:data-field="DateGroup" form:input-required="tru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MouseWheelBehavior" office:value-type="float" office:value="0"/>
              <form:property form:property-name="ObjIDinMSO" office:value-type="float" office:value="65535"/>
              <form:property form:property-name="Text" office:value-type="string" office:string-value="10/23/21"/>
            </form:properties>
          </form:date>
          <form:text form:name="Text Box 10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8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date form:name="Date Field 2" form:control-implementation="ooo:com.sun.star.form.component.DateField" xml:id="control66" form:id="control66" form:min-value="1800-01-01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MouseWheelBehavior" office:value-type="float" office:value="0"/>
              <form:property form:property-name="ObjIDinMSO" office:value-type="float" office:value="65535"/>
            </form:properties>
          </form:date>
          <form:textarea form:name="Text Box 12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  <text:p/>
          </form:textarea>
          <form:listbox form:name="swppptextbox" form:control-implementation="ooo:com.sun.star.form.component.ListBox" xml:id="control68" form:id="control68" form:dropdown="true" form:size="2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Yes"/>
            <form:option form:label="No"/>
          </form:listbox>
          <form:fixed-text form:name="oversightlabel" form:control-implementation="ooo:com.sun.star.form.component.FixedText" xml:id="control69" form:id="control69" form:label="Oversight Project?"/>
          <form:text form:name="rwqcbtextbox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leadAgencyLabel" form:control-implementation="ooo:com.sun.star.form.component.FixedText" xml:id="control71" form:id="control71" form:label="Lead Agency"/>
          <form:fixed-text form:name="reviewparticipantslabel" form:control-implementation="ooo:com.sun.star.form.component.FixedText" xml:id="control72" form:id="control72" form:label="Review Participants"/>
          <form:text form:name="trainingTB" form:control-implementation="ooo:com.sun.star.form.component.TextField" xml:id="control73" form:id="control73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lansTB" form:control-implementation="ooo:com.sun.star.form.component.TextField" xml:id="control74" form:id="control74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martsTB" form:control-implementation="ooo:com.sun.star.form.component.TextField" xml:id="control75" form:id="control75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ctivetreatmentTB" form:control-implementation="ooo:com.sun.star.form.component.TextField" xml:id="control76" form:id="control76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onitoringTB" form:control-implementation="ooo:com.sun.star.form.component.TextField" xml:id="control77" form:id="control77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ahoerequirementsTB" form:control-implementation="ooo:com.sun.star.form.component.TextField" xml:id="control78" form:id="control78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wcatotalTB" form:control-implementation="ooo:com.sun.star.form.component.TextField" xml:id="control79" form:id="control79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oilstabilizationTB" form:control-implementation="ooo:com.sun.star.form.component.TextField" xml:id="control80" form:id="control80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edimentcontrolTB" form:control-implementation="ooo:com.sun.star.form.component.TextField" xml:id="control81" form:id="control81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rackingcontrolTB" form:control-implementation="ooo:com.sun.star.form.component.TextField" xml:id="control82" form:id="control82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inderosionTB" form:control-implementation="ooo:com.sun.star.form.component.TextField" xml:id="control83" form:id="control83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onstormwaterTB" form:control-implementation="ooo:com.sun.star.form.component.TextField" xml:id="control84" form:id="control84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astemanagementTB" form:control-implementation="ooo:com.sun.star.form.component.TextField" xml:id="control85" form:id="control85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mptotalTB" form:control-implementation="ooo:com.sun.star.form.component.TextField" xml:id="control86" form:id="control86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ontrol text:anchor-type="paragraph" draw:z-index="2" draw:name="Control 2" draw:style-name="gr2" draw:text-style-name="P34" svg:width="1.1815in" svg:height="0.2953in" svg:x="0.011in" svg:y="-0.0091in" draw:control="control1"/><draw:control text:anchor-type="paragraph" draw:z-index="3" draw:name="Control 1" draw:style-name="gr3" draw:text-style-name="P35" svg:width="2.0677in" svg:height="0.8071in" svg:x="0.011in" svg:y="0.2862in" draw:control="control2"/><draw:control text:anchor-type="paragraph" draw:z-index="4" draw:name="Control 3" draw:style-name="gr2" draw:text-style-name="P34" svg:width="1.7717in" svg:height="0.2953in" svg:x="2.2752in" svg:y="0.0173in" draw:control="control3"/><draw:control text:anchor-type="paragraph" draw:z-index="5" draw:name="Control 6" draw:style-name="gr3" draw:text-style-name="P35" svg:width="2.0677in" svg:height="0.2953in" svg:x="2.2752in" svg:y="0.798in" draw:control="control4"/><draw:control text:anchor-type="paragraph" draw:z-index="10" draw:name="Control 4" draw:style-name="gr3" draw:text-style-name="P35" svg:width="3.4307in" svg:height="0.2953in" svg:x="2.2752in" svg:y="0.2862in" draw:control="control8"/><draw:control text:anchor-type="paragraph" draw:z-index="11" draw:name="Control 10" draw:style-name="gr3" draw:text-style-name="P35" svg:width="0.985in" svg:height="0.2953in" svg:x="5.9028in" svg:y="0.2862in" draw:control="control9"/><draw:control text:anchor-type="paragraph" draw:z-index="12" draw:name="Control 11" draw:style-name="gr2" draw:text-style-name="P34" svg:width="1.1815in" svg:height="0.2953in" svg:x="4.5244in" svg:y="0.5547in" draw:control="control42"/><draw:control text:anchor-type="paragraph" draw:z-index="13" draw:name="Control 12" draw:style-name="gr3" draw:text-style-name="P35" svg:width="2.363in" svg:height="0.2953in" svg:x="4.5244in" svg:y="0.7984in" draw:control="control10"/><draw:control text:anchor-type="paragraph" draw:z-index="7" draw:name="Control 13" draw:style-name="gr2" draw:text-style-name="P34" svg:width="0.4921in" svg:height="0.2953in" svg:x="5.9028in" svg:y="0.0173in" draw:control="control11"/><draw:control text:anchor-type="paragraph" draw:z-index="14" draw:name="Control 14" draw:style-name="gr2" draw:text-style-name="P37" svg:width="1.6732in" svg:height="0.1969in" svg:x="-0.0035in" svg:y="1.1717in" draw:control="control43"/><draw:control text:anchor-type="paragraph" draw:z-index="15" draw:name="Control 15" draw:style-name="gr2" draw:text-style-name="P37" svg:width="0.9953in" svg:height="0.1969in" svg:x="0.0209in" svg:y="3.6827in" draw:control="control12"/><draw:control text:anchor-type="paragraph" draw:z-index="16" draw:name="Control 5" draw:style-name="gr2" draw:text-style-name="P34" svg:width="1.1815in" svg:height="0.2953in" svg:x="2.2752in" svg:y="0.5453in" draw:control="control13"/><draw:control text:anchor-type="paragraph" draw:z-index="17" draw:name="Control 17" draw:style-name="gr2" draw:text-style-name="P34" svg:width="0.8012in" svg:height="0.2953in" svg:x="0.0209in" svg:y="3.8291in" draw:control="control14"/><draw:control text:anchor-type="paragraph" draw:z-index="20" draw:name="Control 19" draw:style-name="gr2" draw:text-style-name="P34" svg:width="0.8012in" svg:height="0.2953in" svg:x="3.6681in" svg:y="3.8291in" draw:control="control47"/><draw:control text:anchor-type="paragraph" draw:z-index="18" draw:name="Control 16" draw:style-name="gr3" draw:text-style-name="P35" svg:width="3.3685in" svg:height="0.2496in" svg:x="0.0252in" svg:y="4.1in" draw:control="control15"/><draw:control text:anchor-type="paragraph" draw:z-index="19" draw:name="Control 18" draw:style-name="gr3" draw:text-style-name="P35" svg:width="3.2335in" svg:height="0.2496in" svg:x="3.6681in" svg:y="4.1in" draw:control="control16"/><draw:control text:anchor-type="paragraph" draw:z-index="21" draw:name="Control 21" draw:style-name="gr2" draw:text-style-name="P34" svg:width="1.3134in" svg:height="0.2953in" svg:x="0.0252in" svg:y="4.3138in" draw:control="control46"/><draw:control text:anchor-type="paragraph" draw:z-index="22" draw:name="Control 20" draw:style-name="gr3" draw:text-style-name="P35" svg:width="3.3685in" svg:height="0.2496in" svg:x="0.0252in" svg:y="4.6091in" draw:control="control17"/><draw:control text:anchor-type="paragraph" draw:z-index="23" draw:name="Control 22" draw:style-name="gr3" draw:text-style-name="P35" svg:width="3.235in" svg:height="0.2496in" svg:x="3.6665in" svg:y="4.6091in" draw:control="control18"/><draw:control text:anchor-type="paragraph" draw:z-index="24" draw:name="Control 24" draw:style-name="gr2" draw:text-style-name="P34" svg:width="1.1094in" svg:height="0.2953in" svg:x="3.6665in" svg:y="4.3492in" draw:control="control19"/><draw:control text:anchor-type="paragraph" draw:z-index="26" draw:name="Control 25" draw:style-name="gr2" draw:text-style-name="P34" svg:width="1.3134in" svg:height="0.2953in" svg:x="0.0252in" svg:y="4.8165in" draw:control="control72"/><text:line-break/><text:line-break/><text:line-break/><text:line-break/><text:line-break/><text:line-break/><text:line-break/><text:line-break/><text:line-break/><text:line-break/><draw:frame draw:style-name="fr1" draw:name="Frame1" text:anchor-type="char" svg:x="-0.0437in" svg:y="1.3791in" svg:width="7.1756in" draw:z-index="0"><draw:text-box fo:min-height="0.6929in"><table:table table:name="swcatable" table:style-name="swcatable"><table:table-column table:style-name="swcatable.A"/><table:table-column table:style-name="swcatable.B"/><table:table-row table:style-name="swcatable.1"><table:table-cell table:style-name="swcatable.A1" table:number-columns-spanned="2" office:value-type="string"><text:p text:style-name="P5">STORM WATER CONTRACT ADMINISTRATION</text:p></table:table-cell><table:covered-table-cell/></table:table-row><table:table-row table:style-name="swcatable.1"><table:table-cell table:style-name="swcatable.A8" office:value-type="string"><text:p text:style-name="P5">CATEGORY</text:p></table:table-cell><table:table-cell table:style-name="swcatable.B2" office:value-type="string"><text:p text:style-name="P5">No. of Findings</text:p></table:table-cell></table:table-row><table:table-row table:style-name="swcatable.1"><table:table-cell table:style-name="swcatable.A8" office:value-type="string"><text:p text:style-name="P5"><draw:control text:anchor-type="char" draw:z-index="75" draw:name="Control 73" draw:style-name="gr1" draw:text-style-name="P33" svg:width="0.7512in" svg:height="0.226in" svg:x="2.711in" svg:y="-0.0374in" draw:control="control74"/>Plans and Permits</text:p></table:table-cell><table:table-cell table:style-name="swcatable.B3" office:value-type="string"><text:p text:style-name="P7"/></table:table-cell></table:table-row><table:table-row table:style-name="swcatable.1"><table:table-cell table:style-name="swcatable.A8" office:value-type="string"><text:p text:style-name="P5"><draw:control text:anchor-type="char" draw:z-index="74" draw:name="Control 76" draw:style-name="gr1" draw:text-style-name="P33" svg:width="0.7512in" svg:height="0.226in" svg:x="2.711in" svg:y="-0.0366in" draw:control="control73"/>Training</text:p></table:table-cell><table:table-cell table:style-name="swcatable.B4" office:value-type="string"><text:p text:style-name="P7"/></table:table-cell></table:table-row><table:table-row table:style-name="swcatable.1"><table:table-cell table:style-name="swcatable.A8" office:value-type="string"><text:p text:style-name="P5"><draw:control text:anchor-type="char" draw:z-index="76" draw:name="Control 77" draw:style-name="gr1" draw:text-style-name="P33" svg:width="0.7512in" svg:height="0.226in" svg:x="2.711in" svg:y="-0.0362in" draw:control="control75"/>SMARTS</text:p></table:table-cell><table:table-cell table:style-name="swcatable.B5" office:value-type="string"><text:p text:style-name="P7"/></table:table-cell></table:table-row><table:table-row table:style-name="swcatable.1"><table:table-cell table:style-name="swcatable.A8" office:value-type="string"><text:p text:style-name="P5">Active Treatment Systems<draw:control text:anchor-type="char" draw:z-index="77" draw:name="Control 78" draw:style-name="gr1" draw:text-style-name="P33" svg:width="0.7512in" svg:height="0.226in" svg:x="2.711in" svg:y="-0.0354in" draw:control="control76"/></text:p></table:table-cell><table:table-cell table:style-name="swcatable.B6" office:value-type="string"><text:p text:style-name="P7"/></table:table-cell></table:table-row><table:table-row table:style-name="swcatable.1"><table:table-cell table:style-name="swcatable.A8" office:value-type="string"><text:p text:style-name="P5">Monitoring and Reporting<draw:control text:anchor-type="char" draw:z-index="78" draw:name="Control 79" draw:style-name="gr1" draw:text-style-name="P33" svg:width="0.7512in" svg:height="0.226in" svg:x="2.711in" svg:y="-0.0346in" draw:control="control77"/></text:p></table:table-cell><table:table-cell table:style-name="swcatable.B7" office:value-type="string"><text:p text:style-name="P7"/></table:table-cell></table:table-row><table:table-row table:style-name="swcatable.1"><table:table-cell table:style-name="swcatable.A8" office:value-type="string"><text:p text:style-name="P5">Tahoe CGP Specific Requirements<draw:control text:anchor-type="char" draw:z-index="79" draw:name="Control 80" draw:style-name="gr1" draw:text-style-name="P33" svg:width="0.7512in" svg:height="0.226in" svg:x="2.711in" svg:y="-0.0339in" draw:control="control78"/></text:p></table:table-cell><table:table-cell table:style-name="swcatable.B8" office:value-type="string"><text:p text:style-name="P7"/></table:table-cell></table:table-row><table:table-row table:style-name="swcatable.1"><table:table-cell table:style-name="swcatable.A9" office:value-type="string"><text:p text:style-name="P5">TOTAL<draw:control text:anchor-type="char" draw:z-index="80" draw:name="Control 81" draw:style-name="gr1" draw:text-style-name="P33" svg:width="0.7512in" svg:height="0.226in" svg:x="2.711in" svg:y="-0.0335in" draw:control="control79"/></text:p></table:table-cell><table:table-cell table:style-name="swcatable.B9" office:value-type="string"><text:p text:style-name="P8"/></table:table-cell></table:table-row></table:table><text:p text:style-name="P4"><draw:control text:anchor-type="char" draw:z-index="81" draw:name="Control 74" draw:style-name="gr1" draw:text-style-name="P33" svg:width="0.7512in" svg:height="0.226in" svg:x="6.15in" svg:y="-1.5752in" draw:control="control80"/><draw:control text:anchor-type="char" draw:z-index="82" draw:name="Control 75" draw:style-name="gr1" draw:text-style-name="P33" svg:width="0.7512in" svg:height="0.226in" svg:x="6.15in" svg:y="-1.3492in" draw:control="control81"/><draw:control text:anchor-type="char" draw:z-index="83" draw:name="Control 82" draw:style-name="gr1" draw:text-style-name="P33" svg:width="0.7512in" svg:height="0.226in" svg:x="6.15in" svg:y="-1.1236in" draw:control="control82"/><draw:control text:anchor-type="char" draw:z-index="84" draw:name="Control 83" draw:style-name="gr1" draw:text-style-name="P33" svg:width="0.7512in" svg:height="0.226in" svg:x="6.15in" svg:y="-0.898in" draw:control="control83"/><draw:control text:anchor-type="char" draw:z-index="85" draw:name="Control 84" draw:style-name="gr1" draw:text-style-name="P33" svg:width="0.7512in" svg:height="0.226in" svg:x="6.15in" svg:y="-0.672in" draw:control="control84"/><draw:control text:anchor-type="char" draw:z-index="86" draw:name="Control 85" draw:style-name="gr1" draw:text-style-name="P33" svg:width="0.7512in" svg:height="0.226in" svg:x="6.15in" svg:y="-0.4465in" draw:control="control85"/><draw:control text:anchor-type="char" draw:z-index="87" draw:name="Control 86" draw:style-name="gr1" draw:text-style-name="P33" svg:width="0.7512in" svg:height="0.226in" svg:x="6.15in" svg:y="-0.2209in" draw:control="control86"/></text:p><table:table table:name="bmptable" table:style-name="bmptable"><table:table-column table:style-name="bmptable.A"/><table:table-column table:style-name="bmptable.B"/><table:table-row table:style-name="bmptable.1"><table:table-cell table:style-name="bmptable.A1" table:number-columns-spanned="2" office:value-type="string"><text:p text:style-name="P9">BEST MANAGEMENT PRACTICES (BMP)</text:p></table:table-cell><table:covered-table-cell/></table:table-row><table:table-row table:style-name="TableLine1535083131712"><table:table-cell table:style-name="bmptable.A8" office:value-type="string"><text:p text:style-name="P5">CATEGORY</text:p></table:table-cell><table:table-cell table:style-name="bmptable.B8" office:value-type="string"><text:p text:style-name="P5">No. of Findings</text:p></table:table-cell></table:table-row><table:table-row table:style-name="TableLine1535083141504"><table:table-cell table:style-name="bmptable.A8" office:value-type="string"><text:p text:style-name="P9">Soil Stabilization</text:p></table:table-cell><table:table-cell table:style-name="bmptable.B8" office:value-type="string"><text:p text:style-name="P8"/></table:table-cell></table:table-row><table:table-row table:style-name="TableLine1535083133072"><table:table-cell table:style-name="bmptable.A8" office:value-type="string"><text:p text:style-name="P9">Sediment Control</text:p></table:table-cell><table:table-cell table:style-name="bmptable.B8" office:value-type="string"><text:p text:style-name="P7"/></table:table-cell></table:table-row><table:table-row table:style-name="TableLine1535083133616"><table:table-cell table:style-name="bmptable.A8" office:value-type="string"><text:p text:style-name="P9">Tracking Control</text:p></table:table-cell><table:table-cell table:style-name="bmptable.B8" office:value-type="string"><text:p text:style-name="P7"/></table:table-cell></table:table-row><table:table-row table:style-name="TableLine1535083126544"><table:table-cell table:style-name="bmptable.A8" office:value-type="string"><text:p text:style-name="P9">Wind Erosion Control</text:p></table:table-cell><table:table-cell table:style-name="bmptable.B8" office:value-type="string"><text:p text:style-name="P7"/></table:table-cell></table:table-row><table:table-row table:style-name="TableLine1535083136336"><table:table-cell table:style-name="bmptable.A8" office:value-type="string"><text:p text:style-name="P9">Non-Storm Water</text:p></table:table-cell><table:table-cell table:style-name="bmptable.B8" office:value-type="string"><text:p text:style-name="P7"/></table:table-cell></table:table-row><table:table-row table:style-name="TableLine1535083133888"><table:table-cell table:style-name="bmptable.A8" office:value-type="string"><text:p text:style-name="P9">Waste Management</text:p></table:table-cell><table:table-cell table:style-name="bmptable.B8" office:value-type="string"><text:p text:style-name="P7"/></table:table-cell></table:table-row><table:table-row table:style-name="bmptable.1"><table:table-cell table:style-name="bmptable.A9" office:value-type="string"><text:p text:style-name="P5">TOTAL</text:p></table:table-cell><table:table-cell table:style-name="bmptable.B9" office:value-type="string"><text:p text:style-name="P7"/></table:table-cell></table:table-row></table:table><text:p text:style-name="P4"/></draw:text-box></draw:frame><draw:control text:anchor-type="char" draw:z-index="6" draw:name="Control 7" draw:style-name="gr12" draw:text-style-name="P36" svg:width="3.3657in" svg:height="0.1976in" svg:x="0.022in" svg:y="-0.5008in" draw:control="control5"/><draw:control text:anchor-type="char" draw:z-index="9" draw:name="Control 9" draw:style-name="gr12" draw:text-style-name="P36" svg:width="1.9449in" svg:height="0.1961in" svg:x="0.0102in" svg:y="-0.1063in" draw:control="control7"/><draw:control text:anchor-type="char" draw:z-index="8" draw:name="Control 8" draw:style-name="gr12" draw:text-style-name="P38" svg:width="5.7098in" svg:height="0.1976in" svg:x="0.0102in" svg:y="-0.3035in" draw:control="control6"/><text:tab/><text:tab/><text:tab/><text:tab/><text:tab/><text:tab/><text:tab/></text:p>
      <text:p text:style-name="P3"><draw:control text:anchor-type="paragraph" draw:z-index="25" draw:name="Control 23" draw:style-name="gr3" draw:text-style-name="P35" svg:width="6.8768in" svg:height="0.2496in" svg:x="0.0252in" svg:y="0.1807in" draw:control="control44"/></text:p>
      <text:p text:style-name="P3"/>
      <text:p text:style-name="P2"><draw:control text:anchor-type="paragraph" draw:z-index="29" draw:name="Control 29" draw:style-name="gr2" draw:text-style-name="P34" svg:width="2.3988in" svg:height="0.2953in" svg:x="3.6709in" svg:y="0.0209in" draw:control="control21"/><draw:control text:anchor-type="paragraph" draw:z-index="32" draw:name="Control 26" draw:style-name="gr2" draw:text-style-name="P34" svg:width="1.3134in" svg:height="0.2953in" svg:x="0.0252in" svg:y="0.0055in" draw:control="control24"/></text:p>
      <text:p text:style-name="P1"><draw:control text:anchor-type="paragraph" draw:z-index="27" draw:name="Control 27" draw:style-name="gr3" draw:text-style-name="P35" svg:width="3.3685in" svg:height="0.2496in" svg:x="0.0252in" svg:y="0.0819in" draw:control="control20"/><draw:control text:anchor-type="paragraph" draw:z-index="28" draw:name="Control 28" draw:style-name="gr3" draw:text-style-name="P35" svg:width="3.2307in" svg:height="0.2496in" svg:x="3.6709in" svg:y="0.0819in" draw:control="control45"/></text:p>
      <text:p text:style-name="P15"><draw:control text:anchor-type="paragraph" draw:z-index="30" draw:name="Control 31" draw:style-name="gr2" draw:text-style-name="P37" svg:width="0.9953in" svg:height="0.1969in" svg:x="0.0374in" svg:y="0.198in" draw:control="control22"/><draw:control text:anchor-type="paragraph" draw:z-index="31" draw:name="Control 32" draw:style-name="gr3" draw:text-style-name="P35" svg:width="3.2362in" svg:height="0.2496in" svg:x="3.6717in" svg:y="0.6098in" draw:control="control23"/><draw:control text:anchor-type="paragraph" draw:z-index="33" draw:name="Control 33" draw:style-name="gr2" draw:text-style-name="P36" svg:width="1.3134in" svg:height="0.2953in" svg:x="0.0374in" svg:y="0.3472in" draw:control="control25"/><draw:control text:anchor-type="paragraph" draw:z-index="34" draw:name="Control 34" draw:style-name="gr2" draw:text-style-name="P34" svg:width="1.726in" svg:height="0.2953in" svg:x="3.6717in" svg:y="0.3472in" draw:control="control26"/><draw:control text:anchor-type="paragraph" draw:z-index="35" draw:name="Control 30" draw:style-name="gr3" draw:text-style-name="P35" svg:width="3.3685in" svg:height="0.2496in" svg:x="0.0311in" svg:y="0.6425in" draw:control="control27"/><draw:control text:anchor-type="paragraph" draw:z-index="36" draw:name="Control 35" draw:style-name="gr3" draw:text-style-name="P35" svg:width="3.3685in" svg:height="0.2496in" svg:x="0.0311in" svg:y="1.1728in" draw:control="control28"/><draw:control text:anchor-type="paragraph" draw:z-index="37" draw:name="Control 36" draw:style-name="gr2" draw:text-style-name="P36" svg:width="1.4394in" svg:height="0.2953in" svg:x="0.0311in" svg:y="0.8701in" draw:control="control29"/><draw:control text:anchor-type="paragraph" draw:z-index="38" draw:name="Control 37" draw:style-name="gr3" draw:text-style-name="P35" svg:width="3.2315in" svg:height="0.2496in" svg:x="3.6717in" svg:y="1.1728in" draw:control="control30"/><draw:control text:anchor-type="paragraph" draw:z-index="39" draw:name="Control 38" draw:style-name="gr2" draw:text-style-name="P34" svg:width="1.513in" svg:height="0.2953in" svg:x="3.6717in" svg:y="0.878in" draw:control="control31"/><draw:control text:anchor-type="paragraph" draw:z-index="40" draw:name="Control 40" draw:style-name="gr2" draw:text-style-name="P34" svg:width="2.174in" svg:height="0.2953in" svg:x="0.0311in" svg:y="1.3992in" draw:control="control32"/><draw:control text:anchor-type="paragraph" draw:z-index="41" draw:name="Control 39" draw:style-name="gr3" draw:text-style-name="P35" svg:width="2.137in" svg:height="0.2496in" svg:x="0.0366in" svg:y="1.6945in" draw:control="control33"/><draw:control text:anchor-type="paragraph" draw:z-index="42" draw:name="Control 41" draw:style-name="gr3" draw:text-style-name="P35" svg:width="2.137in" svg:height="0.2496in" svg:x="2.4583in" svg:y="1.6945in" draw:control="control34"/><draw:control text:anchor-type="paragraph" draw:z-index="43" draw:name="Control 43" draw:style-name="gr3" draw:text-style-name="P35" svg:width="2.137in" svg:height="0.2496in" svg:x="4.7661in" svg:y="1.6945in" draw:control="control35"/><draw:control text:anchor-type="paragraph" draw:z-index="44" draw:name="Control 42" draw:style-name="gr2" draw:text-style-name="P34" svg:width="1.1579in" svg:height="0.2953in" svg:x="2.4583in" svg:y="1.3992in" draw:control="control36"/><draw:control text:anchor-type="paragraph" draw:z-index="45" draw:name="Control 44" draw:style-name="gr2" draw:text-style-name="P34" svg:width="1.1579in" svg:height="0.2953in" svg:x="4.7661in" svg:y="1.3992in" draw:control="control37"/><draw:control text:anchor-type="paragraph" draw:z-index="46" draw:name="Control 45" draw:style-name="gr2" draw:text-style-name="P37" svg:width="1.2453in" svg:height="0.1969in" svg:x="0.0398in" svg:y="2.0102in" draw:control="control38"/><draw:control text:anchor-type="paragraph" draw:z-index="48" draw:name="Control 47" draw:style-name="gr2" draw:text-style-name="P34" svg:width="1.4394in" svg:height="0.2953in" svg:x="0.0335in" svg:y="2.1756in" draw:control="control40"/><draw:control text:anchor-type="paragraph" draw:z-index="49" draw:name="Control 49" draw:style-name="gr2" draw:text-style-name="P34" svg:width="1.4394in" svg:height="0.2953in" svg:x="2.4661in" svg:y="2.1437in" draw:control="control41"/><draw:control text:anchor-type="paragraph" draw:z-index="50" draw:name="Control 48" draw:style-name="gr3" draw:text-style-name="P35" svg:width="4.4488in" svg:height="0.2496in" svg:x="2.4661in" svg:y="2.4134in" draw:control="control48"/><draw:control text:anchor-type="paragraph" draw:z-index="52" draw:name="Control 51" draw:style-name="gr2" draw:text-style-name="P34" svg:width="4.7031in" svg:height="0.2953in" svg:x="0.0335in" svg:y="2.6626in" draw:control="control50"/><draw:control text:anchor-type="paragraph" draw:z-index="47" draw:name="Control 46" draw:style-name="gr3" draw:text-style-name="P35" svg:width="2.137in" svg:height="0.2496in" svg:x="0.0335in" svg:y="2.4217in" draw:control="control39"/><draw:control text:anchor-type="paragraph" draw:z-index="51" draw:name="Control 50" draw:style-name="gr3" draw:text-style-name="P35" svg:width="6.8598in" svg:height="0.837in" svg:x="0.0339in" svg:y="2.9138in" draw:control="control49"/><draw:control text:anchor-type="paragraph" draw:z-index="70" draw:name="Control 69" draw:style-name="gr3" draw:text-style-name="P35" svg:width="2.137in" svg:height="0.2496in" svg:x="0.0382in" svg:y="4.0126in" draw:control="control68"/><draw:control text:anchor-type="paragraph" draw:z-index="71" draw:name="Control 70" draw:style-name="gr2" draw:text-style-name="P34" svg:width="1.4394in" svg:height="0.2953in" svg:x="0.0339in" svg:y="3.7508in" draw:control="control69"/><draw:control text:anchor-type="paragraph" draw:z-index="72" draw:name="Control 71" draw:style-name="gr3" draw:text-style-name="P35" svg:width="4.4488in" svg:height="0.2496in" svg:x="2.4701in" svg:y="4.0138in" draw:control="control70"/><draw:control text:anchor-type="paragraph" draw:z-index="73" draw:name="Control 72" draw:style-name="gr2" draw:text-style-name="P34" svg:width="1.4394in" svg:height="0.2953in" svg:x="2.4701in" svg:y="3.7508in" draw:control="control71"/><text:line-break/><text:line-break/><text:line-break/></text:p>
      <text:p text:style-name="P16">State of California - Department of Transportation</text:p>
      <text:p text:style-name="P17">Project Construction Stormwater Review Report</text:p>
      <text:p text:style-name="P20">ENV-WQP-0003 (REV 10/2015)</text:p>
      <text:p text:style-name="P20"><draw:line text:anchor-type="paragraph" draw:z-index="1" draw:name="Horizontal line 4" draw:style-name="gr13" draw:text-style-name="P39" svg:x1="0.0035in" svg:y1="0.0953in" svg:x2="6.8646in" svg:y2="0.0937in"><text:p/></draw:line></text:p>
      <text:p text:style-name="P20"/>
      <text:p text:style-name="P27">SUMMARY OF FINDINGS AND CORRECTIVE ACTION STATUS</text:p>
      <text:p text:style-name="P27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"><draw:control text:anchor-type="char" draw:z-index="66" draw:name="Control 66" draw:style-name="gr7" draw:text-style-name="P35" svg:width="0.7724in" svg:height="0.4031in" svg:x="0.0437in" svg:y="1.6984in" draw:control="control64"/><draw:control text:anchor-type="char" draw:z-index="65" draw:name="Control 65" draw:style-name="gr7" draw:text-style-name="P35" svg:width="0.7504in" svg:height="0.3996in" svg:x="0.0547in" svg:y="0.622in" draw:control="control63"/>STORMWATER CONTRACT ADMINISTRATION <text:span text:style-name="T1">SUMMARY</text:span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1535083124912">
          <table:table-cell table:style-name="Table5.A1" office:value-type="string">
            <text:p text:style-name="P10">Finding No.</text:p>
          </table:table-cell>
          <table:table-cell table:style-name="Table5.A1" office:value-type="string">
            <text:p text:style-name="P13">Finding Description Summary</text:p>
          </table:table-cell>
          <table:table-cell table:style-name="Table5.A1" office:value-type="string">
            <text:p text:style-name="P13">Corrected?</text:p>
          </table:table-cell>
          <table:table-cell table:style-name="Table5.D1" office:value-type="string">
            <text:p text:style-name="P12">Date of Corrective Action Completion</text:p>
          </table:table-cell>
        </table:table-row>
        <table:table-row table:style-name="TableLine1535083137968">
          <table:table-cell table:style-name="Table5.A2" office:value-type="string">
            <text:p text:style-name="P11"/>
          </table:table-cell>
          <table:table-cell table:style-name="Table5.B2" office:value-type="string">
            <text:p text:style-name="P29"><draw:control text:anchor-type="as-char" svg:y="0.0098in" draw:z-index="55" draw:name="Control 54" draw:style-name="gr11" draw:text-style-name="P35" svg:width="3.9906in" svg:height="0.4004in" draw:control="control52"/></text:p>
          </table:table-cell>
          <table:table-cell table:style-name="Table5.C2" office:value-type="string">
            <text:p text:style-name="P32"><draw:control text:anchor-type="char" draw:z-index="53" draw:name="Control 52" draw:style-name="gr7" draw:text-style-name="P36" svg:width="0.6079in" svg:height="0.3988in" svg:x="0.0043in" svg:y="0.0091in" draw:control="control54"/></text:p>
          </table:table-cell>
          <table:table-cell table:style-name="Table5.D2" office:value-type="string">
            <text:p text:style-name="P29"><draw:control text:anchor-type="char" draw:z-index="63" draw:name="Control 63" draw:style-name="gr8" draw:text-style-name="P36" svg:width="1.1677in" svg:height="0.398in" svg:x="0in" svg:y="0.0098in" draw:control="control61"/></text:p>
          </table:table-cell>
        </table:table-row>
      </table:table>
      <table:table table:name="Table6" table:style-name="Table6">
        <table:table-column table:style-name="Table6.A"/>
        <table:table-row table:style-name="TableLine1535083130896">
          <table:table-cell table:style-name="Table6.A1" office:value-type="string">
            <text:p text:style-name="P25">CONSTRUCTION SITE BMP SUMMARY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1535083124640">
          <table:table-cell table:style-name="Table7.A1" office:value-type="string">
            <text:p text:style-name="P26">Finding No.</text:p>
          </table:table-cell>
          <table:table-cell table:style-name="Table7.A1" office:value-type="string">
            <text:p text:style-name="P14">Finding Description Summary</text:p>
          </table:table-cell>
          <table:table-cell table:style-name="Table7.A1" office:value-type="string">
            <text:p text:style-name="P14">Corrected?</text:p>
          </table:table-cell>
          <table:table-cell table:style-name="Table7.D1" office:value-type="string">
            <text:p text:style-name="P12">Date of Corrective Action Completion</text:p>
          </table:table-cell>
        </table:table-row>
        <table:table-row table:style-name="TableLine1535083127632">
          <table:table-cell table:style-name="Table7.A2" office:value-type="string">
            <text:p text:style-name="P11"/>
          </table:table-cell>
          <table:table-cell table:style-name="Table7.B2" office:value-type="string">
            <text:p text:style-name="P29"><draw:control text:anchor-type="as-char" svg:y="0.0201in" draw:z-index="56" draw:name="Control 55" draw:style-name="gr11" draw:text-style-name="P35" svg:width="3.9504in" svg:height="0.4004in" draw:control="control53"/></text:p>
          </table:table-cell>
          <table:table-cell table:style-name="Table7.C2" office:value-type="string">
            <text:p text:style-name="P30"><draw:control text:anchor-type="char" draw:z-index="54" draw:name="Control 53" draw:style-name="gr7" draw:text-style-name="P36" svg:width="0.6114in" svg:height="0.4031in" svg:x="0in" svg:y="0.0181in" draw:control="control51"/></text:p>
          </table:table-cell>
          <table:table-cell table:style-name="Table7.D2" office:value-type="string">
            <text:p text:style-name="P31"><draw:control text:anchor-type="char" draw:z-index="64" draw:name="Control 64" draw:style-name="gr8" draw:text-style-name="P36" svg:width="1.1669in" svg:height="0.4016in" svg:x="0in" svg:y="0.0193in" draw:control="control62"/></text:p>
          </table:table-cell>
        </table:table-row>
      </table:table>
      <text:p text:style-name="P28"/>
      <text:p text:style-name="P28"/>
      <text:p text:style-name="P18">State of California - Department of Transportation</text:p>
      <text:p text:style-name="P19">Project Construction Stormwater Review Report</text:p>
      <text:p text:style-name="P21">ENV-WQP-0003 (REV 10/2015)</text:p>
      <text:p text:style-name="P21"/>
      <text:p text:style-name="P21"/>
      <table:table table:name="Table1" table:style-name="Table1">
        <table:table-column table:style-name="Table1.A"/>
        <table:table-row table:style-name="TableLine1535083128720">
          <table:table-cell table:style-name="Table1.A1" office:value-type="string">
            <text:p text:style-name="P24">STORMWATER CONTRACT ADMINISTRATION REVIEW</text:p>
          </table:table-cell>
        </table:table-row>
      </table:table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22">Finding N<text:span text:style-name="T2">o</text:span>.</text:p>
            <text:p text:style-name="P22"><draw:control text:anchor-type="as-char" draw:z-index="67" draw:name="Control 61" draw:style-name="gr6" draw:text-style-name="P35" svg:width="2.2315in" svg:height="0.2795in" draw:control="control65"/></text:p>
          </table:table-cell>
          <table:table-cell table:style-name="Table2.A1" office:value-type="string">
            <text:p text:style-name="P22">Administrative Category<draw:control text:anchor-type="as-char" draw:z-index="60" draw:name="Control 59" draw:style-name="gr6" draw:text-style-name="P35" svg:width="2.2303in" svg:height="0.2803in" draw:control="control58"/></text:p>
          </table:table-cell>
          <table:table-cell table:style-name="Table2.C1" office:value-type="string">
            <text:p text:style-name="P23">Checklist Question N<text:span text:style-name="T2">o</text:span>.</text:p>
            <text:p text:style-name="P23"><draw:control text:anchor-type="as-char" draw:z-index="61" draw:name="Control 60" draw:style-name="gr6" draw:text-style-name="P35" svg:width="2.2315in" svg:height="0.2795in" draw:control="control59"/></text:p>
          </table:table-cell>
        </table:table-row>
      </table:table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2">Observation <text:s/><draw:control text:anchor-type="as-char" draw:z-index="57" draw:name="Control 56" draw:style-name="gr10" draw:text-style-name="P35" svg:width="6.2394in" svg:height="0.4004in" draw:control="control55"/></text:p>
          </table:table-cell>
        </table:table-row>
      </table:table>
      <table:table table:name="Table8" table:style-name="Table8">
        <table:table-column table:style-name="Table8.A"/>
        <table:table-row table:style-name="TableLine1535083157552">
          <table:table-cell table:style-name="Table8.A1" office:value-type="string">
            <text:p text:style-name="P22">Standard Reference <text:s/><draw:control text:anchor-type="as-char" draw:z-index="69" draw:name="Control 68" draw:style-name="gr4" draw:text-style-name="P35" svg:width="5.9094in" svg:height="0.2004in" draw:control="control67"/></text:p>
          </table:table-cell>
        </table:table-row>
      </table:table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22">Standard <text:s/><draw:control text:anchor-type="as-char" draw:z-index="58" draw:name="Control 57" draw:style-name="gr9" draw:text-style-name="P35" svg:width="6.387in" svg:height="0.4004in" draw:control="control56"/></text:p>
          </table:table-cell>
        </table:table-row>
      </table:table>
      <table:table table:name="Table10" table:style-name="Table10">
        <table:table-column table:style-name="Table10.A"/>
        <table:table-row table:style-name="TableLine1535083155104">
          <table:table-cell table:style-name="Table10.A1" office:value-type="string">
            <text:p text:style-name="P22">Corrective Action Taken: <text:s/><draw:control text:anchor-type="as-char" draw:z-index="62" draw:name="Control 62" draw:style-name="gr4" draw:text-style-name="P35" svg:width="5.663in" svg:height="0.2004in" draw:control="control60"/></text:p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22">Date Completed</text:p>
            <text:p text:style-name="P22"><draw:control text:anchor-type="as-char" draw:z-index="68" draw:name="Control 67" draw:style-name="gr5" draw:text-style-name="P36" svg:width="1.6051in" svg:height="0.2004in" draw:control="control66"/></text:p>
          </table:table-cell>
          <table:table-cell table:style-name="Table11.B1" office:value-type="string">
            <text:p text:style-name="P22"><draw:control text:anchor-type="char" draw:z-index="59" draw:name="Control 58" draw:style-name="gr7" draw:text-style-name="P35" svg:width="3.6094in" svg:height="0.3307in" svg:x="1.5465in" svg:y="0in" draw:control="control57"/>Verified By (Print name and title) <text:s/></text:p>
          </table:table-cell>
        </table:table-row>
      </table:table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wiss" style:font-pitch="variable"/>
    <style:font-face style:name="Segoe UI Black" svg:font-family="'Segoe UI Black'" style:font-adornments="Italic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1T22:14:25.838000000</meta:creation-date>
    <dc:date>2021-10-24T20:05:01.397000000</dc:date>
    <meta:editing-duration>PT3H7M57S</meta:editing-duration>
    <meta:editing-cycles>40</meta:editing-cycles>
    <meta:generator>LibreOffice/7.2.1.2$Windows_X86_64 LibreOffice_project/87b77fad49947c1441b67c559c339af8f3517e22</meta:generator>
    <meta:document-statistic meta:table-count="13" meta:image-count="0" meta:object-count="0" meta:page-count="3" meta:paragraph-count="54" meta:word-count="139" meta:character-count="1098" meta:non-whitespace-character-count="976"/>
  </office:meta>
</office:document-meta>
</file>